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46d2" officeooo:paragraph-rsid="000746d2"/>
    </style:style>
    <style:style style:name="P2" style:family="paragraph" style:parent-style-name="Standard">
      <style:text-properties officeooo:rsid="0008b3fd" officeooo:paragraph-rsid="0008b3fd"/>
    </style:style>
    <style:style style:name="P3" style:family="paragraph" style:parent-style-name="Standard">
      <style:text-properties officeooo:rsid="0008b3fd" officeooo:paragraph-rsid="000a569d"/>
    </style:style>
    <style:style style:name="P4" style:family="paragraph" style:parent-style-name="Standard">
      <style:paragraph-properties fo:break-before="page"/>
      <style:text-properties officeooo:rsid="0008b3fd" officeooo:paragraph-rsid="000a569d"/>
    </style:style>
    <style:style style:name="T1" style:family="text">
      <style:text-properties officeooo:rsid="000a56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a xlink:type="simple" xlink:href="http://be.farnell.com/vishay-dale/crcw06031m00jnea/thick-film-resistor-1mohm-100mw/dp/1514706" office:target-frame-name="_blank" xlink:show="new" text:style-name="Internet_20_link" text:visited-style-name="Visited_20_Internet_20_Link">http://be.farnell.com/vishay-dale/crcw06031m00jnea/thick-film-resistor-1mohm-100mw/dp/1514706</text:a> 10x<text:line-break/><text:line-break/><text:a xlink:type="simple" xlink:href="http://be.farnell.com/tdk/c2012x5r1c226k125ac/cap-mlcc-x5r-22uf-16v-0805/dp/2346925" office:target-frame-name="_blank" xlink:show="new" text:style-name="Internet_20_link" text:visited-style-name="Visited_20_Internet_20_Link">http://be.farnell.com/tdk/c2012x5r1c226k125ac/cap-mlcc-x5r-22uf-16v-0805/dp/2346925</text:a> 10x </text:p>
      <text:p text:style-name="P1"><text:a xlink:type="simple" xlink:href="http://www.mouser.be/ProductDetail/Toshiba/TB6612FNGC8EL/?qs=sGAEpiMZZMsra%2Fh506hF%252bIbfGUfbx19L25jViAyDUPI%3D" office:target-frame-name="_blank" xlink:show="new" text:style-name="Internet_20_link" text:visited-style-name="Visited_20_Internet_20_Link">http://www.mouser.be/ProductDetail/Toshiba/TB6612FNGC8EL/?qs=sGAEpiMZZMsra%2fh506hF%252bIbfGUfbx19L25jViAyDUPI%3d</text:a> 10x<text:line-break/><text:line-break/><text:line-break/><text:a xlink:type="simple" xlink:href="http://www.mouser.be/ProductDetail/Texas-Instruments/TPS63061DSCR/?qs=sGAEpiMZZMtitjHzVIkrqd0UUH0%2FEfOskT9twmmCAlg%3D" office:target-frame-name="_blank" xlink:show="new" text:style-name="Internet_20_link" text:visited-style-name="Visited_20_Internet_20_Link">http://www.mouser.be/ProductDetail/Texas-Instruments/TPS63061DSCR/?qs=sGAEpiMZZMtitjHzVIkrqd0UUH0%2fEfOskT9twmmCAlg%3d</text:a> 10x<text:line-break/><text:line-break/><text:a xlink:type="simple" xlink:href="http://be.farnell.com/allegro-microsystems/acs711klctr-12ab-t/current-sensor-12-5a-3-3v-8soic/dp/2057423" office:target-frame-name="_blank" xlink:show="new" text:style-name="Internet_20_link" text:visited-style-name="Visited_20_Internet_20_Link">http://be.farnell.com/allegro-microsystems/acs711klctr-12ab-t/current-sensor-12-5a-3-3v-8soic/dp/2057423</text:a> 10x<text:line-break/><text:line-break/><text:a xlink:type="simple" xlink:href="http://be.farnell.com/walsin/0603b104k500ct/capacitor-mlcc-x7r-0-1uf-50v-0603/dp/2496834?MER=en-me-sr-b-all" office:target-frame-name="_blank" xlink:show="new" text:style-name="Internet_20_link" text:visited-style-name="Visited_20_Internet_20_Link">http://be.farnell.com/walsin/0603b104k500ct/capacitor-mlcc-x7r-0-1uf-50v-0603/dp/2496834?MER=en-me-sr-b-all</text:a>  10x<text:line-break/><text:line-break/><text:a xlink:type="simple" xlink:href="http://be.farnell.com/avx/08056c106kat2a/cap-mlcc-x7r-10uf-6-3v-0805/dp/1657936" office:target-frame-name="_blank" xlink:show="new" text:style-name="Internet_20_link" text:visited-style-name="Visited_20_Internet_20_Link">http://be.farnell.com/avx/08056c106kat2a/cap-mlcc-x7r-10uf-6-3v-0805/dp/1657936</text:a> 10x<text:line-break/><text:line-break/><text:a xlink:type="simple" xlink:href="http://be.farnell.com/multicomp/mc0402n100f500ct/ceramic-capacitor-10pf-50v-c0g/dp/1709776" office:target-frame-name="_blank" xlink:show="new" text:style-name="Internet_20_link" text:visited-style-name="Visited_20_Internet_20_Link">http://be.farnell.com/multicomp/mc0402n100f500ct/ceramic-capacitor-10pf-50v-c0g/dp/1709776</text:a> 10x<text:line-break/><text:line-break/><text:a xlink:type="simple" xlink:href="http://be.farnell.com/vishay-dale/crcw1206120kfkea/res-thick-film-120k-1-0-25w-1206/dp/2316152" office:target-frame-name="_blank" xlink:show="new" text:style-name="Internet_20_link" text:visited-style-name="Visited_20_Internet_20_Link">http://be.farnell.com/vishay-dale/crcw1206120kfkea/res-thick-film-120k-1-0-25w-1206/dp/2316152</text:a> 10x </text:p>
      <text:p text:style-name="P1"/>
      <text:p text:style-name="P4"><text:a xlink:type="simple" xlink:href="http://www.mouser.be/ProductDetail/Coilcraft/XFL4020-102MEC/?qs=sGAEpiMZZMsg%252by3WlYCkU2kWFds1hA9DE%252be2W5yykEM%3D" text:style-name="Internet_20_link" text:visited-style-name="Visited_20_Internet_20_Link"><text:span text:style-name="T1">http://www.mouser.be/ProductDetail/Coilcraft/XFL4020-102MEC/?qs=sGAEpiMZZMsg%252by3WlYCkU2kWFds1hA9DE%252be2W5yykEM%3d</text:span></text:a><text:span text:style-name="T1"> 10x</text:span>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2:41:01.894000000</meta:creation-date>
    <dc:date>2016-04-15T13:41:27.236000000</dc:date>
    <meta:editing-duration>PT14M55S</meta:editing-duration>
    <meta:editing-cycles>1</meta:editing-cycles>
    <meta:document-statistic meta:table-count="0" meta:image-count="0" meta:object-count="0" meta:page-count="2" meta:paragraph-count="3" meta:word-count="20" meta:character-count="1057" meta:non-whitespace-character-count="1029"/>
    <meta:generator>LibreOffice/5.0.4.2$Windows_x86 LibreOffice_project/2b9802c1994aa0b7dc6079e128979269cf95bc78</meta:generator>
  </office:meta>
</office:document-meta>
</file>